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1.736cm" fo:min-width="26.073cm"/>
    </style:style>
    <style:style style:name="gr2" style:family="graphic" style:parent-style-name="standard">
      <style:graphic-properties draw:stroke="none" svg:stroke-color="#000000" draw:fill="none" draw:fill-color="#ffffff" fo:min-height="0.77cm"/>
    </style:style>
    <style:style style:name="gr3" style:family="graphic" style:parent-style-name="standard">
      <style:graphic-properties draw:fill-color="#333333" draw:textarea-horizontal-align="justify" draw:textarea-vertical-align="middle" draw:auto-grow-height="false" fo:min-height="0.409cm" fo:min-width="2.722cm"/>
    </style:style>
    <style:style style:name="gr4" style:family="graphic" style:parent-style-name="standard">
      <style:graphic-properties draw:fill-color="#333333" draw:textarea-horizontal-align="justify" draw:textarea-vertical-align="middle" draw:auto-grow-height="false" fo:min-height="0.406cm" fo:min-width="2.036cm"/>
    </style:style>
    <style:style style:name="gr5" style:family="graphic" style:parent-style-name="standard">
      <style:graphic-properties draw:fill-color="#333333" draw:textarea-horizontal-align="justify" draw:textarea-vertical-align="middle" draw:auto-grow-height="false" fo:min-height="0.939cm" fo:min-width="2.072cm"/>
    </style:style>
    <style:style style:name="gr6" style:family="graphic" style:parent-style-name="standard">
      <style:graphic-properties draw:fill-color="#333333" draw:textarea-horizontal-align="justify" draw:textarea-vertical-align="middle" draw:auto-grow-height="false" fo:min-height="0.89cm" fo:min-width="2.024cm"/>
    </style:style>
    <style:style style:name="gr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1.018cm" fo:min-width="20.093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9.973cm" fo:min-width="3.194cm"/>
    </style:style>
    <style:style style:name="gr9" style:family="graphic" style:parent-style-name="standard">
      <style:graphic-properties draw:fill-color="#333333" draw:textarea-horizontal-align="justify" draw:textarea-vertical-align="middle" draw:auto-grow-height="false" fo:min-height="1.078cm" fo:min-width="2.063cm"/>
    </style:style>
    <style:style style:name="gr10" style:family="graphic" style:parent-style-name="standard">
      <style:graphic-properties draw:fill-color="#333333" draw:textarea-horizontal-align="justify" draw:textarea-vertical-align="middle" draw:auto-grow-height="false" fo:min-height="1.206cm" fo:min-width="2.023cm"/>
    </style:style>
    <style:style style:name="gr11" style:family="graphic" style:parent-style-name="standard">
      <style:graphic-properties draw:fill-color="#333333" draw:textarea-horizontal-align="justify" draw:textarea-vertical-align="middle" draw:auto-grow-height="false" fo:min-height="0.374cm" fo:min-width="2.021cm"/>
    </style:style>
    <style:style style:name="gr12" style:family="graphic" style:parent-style-name="objectwithoutfill">
      <style:graphic-properties svg:stroke-color="#666666" draw:marker-end="Arrow" draw:marker-end-width="0.3cm" draw:fill="none" draw:fill-color="#333333" draw:textarea-vertical-align="middle"/>
    </style:style>
    <style:style style:name="gr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1.017cm" fo:min-width="4.211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0.059cm" fo:min-width="3.211cm"/>
    </style:style>
    <style:style style:name="gr15" style:family="graphic" style:parent-style-name="standard">
      <style:graphic-properties draw:fill-color="#333333" draw:textarea-horizontal-align="justify" draw:textarea-vertical-align="middle" draw:auto-grow-height="false" fo:min-height="0.761cm" fo:min-width="2.221cm"/>
    </style:style>
    <style:style style:name="gr16" style:family="graphic" style:parent-style-name="standard">
      <style:graphic-properties draw:fill-color="#333333" draw:textarea-horizontal-align="justify" draw:textarea-vertical-align="middle" draw:auto-grow-height="false" fo:min-height="0.527cm" fo:min-width="2.197cm"/>
    </style:style>
    <style:style style:name="gr17" style:family="graphic" style:parent-style-name="standard">
      <style:graphic-properties draw:fill-color="#333333" draw:textarea-horizontal-align="justify" draw:textarea-vertical-align="middle" draw:auto-grow-height="false" fo:min-height="0.965cm" fo:min-width="2.206cm"/>
    </style:style>
    <style:style style:name="gr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1.017cm" fo:min-width="4.211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3.378cm" fo:min-width="3.194cm"/>
    </style:style>
    <style:style style:name="gr20" style:family="graphic" style:parent-style-name="standard">
      <style:graphic-properties draw:fill-color="#333333" draw:textarea-horizontal-align="justify" draw:textarea-vertical-align="middle" draw:auto-grow-height="false" fo:min-height="2.01cm" fo:min-width="2.258cm"/>
    </style:style>
    <style:style style:name="gr2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1.017cm" fo:min-width="4.211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>
      <style:graphic-properties draw:fill-color="#333333" draw:textarea-horizontal-align="justify" draw:textarea-vertical-align="middle" draw:auto-grow-height="false" fo:min-height="0.408cm" fo:min-width="2.391cm"/>
    </style:style>
    <style:style style:name="gr23" style:family="graphic" style:parent-style-name="objectwithoutfill">
      <style:graphic-properties svg:stroke-width="0.1cm" svg:stroke-color="#000000" draw:marker-start-width="0.35cm" draw:marker-end="Arrow" draw:marker-end-width="0.45cm" draw:fill="none" draw:fill-color="#333333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10.073cm" fo:min-width="3.191cm"/>
    </style:style>
    <style:style style:name="gr25" style:family="graphic" style:parent-style-name="standard">
      <style:graphic-properties draw:fill-color="#333333" draw:textarea-horizontal-align="justify" draw:textarea-vertical-align="middle" draw:auto-grow-height="false" fo:min-height="0.889cm" fo:min-width="2.135cm"/>
    </style:style>
    <style:style style:name="gr26" style:family="graphic" style:parent-style-name="standard">
      <style:graphic-properties draw:fill-color="#333333" draw:textarea-horizontal-align="justify" draw:textarea-vertical-align="middle" draw:auto-grow-height="false" fo:min-height="0.806cm" fo:min-width="2.131cm"/>
    </style:style>
    <style:style style:name="gr27" style:family="graphic" style:parent-style-name="standard">
      <style:graphic-properties draw:fill-color="#333333" draw:textarea-horizontal-align="justify" draw:textarea-vertical-align="middle" draw:auto-grow-height="false" fo:min-height="0.649cm" fo:min-width="2.13cm"/>
    </style:style>
    <style:style style:name="gr2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2.771cm" fo:min-width="4.211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000000" draw:marker-start-width="0.35cm" draw:marker-end-width="0.35cm" draw:fill-color="#000000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fo:min-height="0.771cm"/>
    </style:style>
    <style:style style:name="P1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2" style:family="paragraph">
      <style:text-properties fo:font-size="13pt" fo:font-style="italic" style:font-size-asian="13pt" style:font-style-asian="italic" style:font-size-complex="13pt" style:font-style-complex="italic"/>
    </style:style>
    <style:style style:name="P3" style:family="paragraph">
      <loext:graphic-properties draw:fill="none" draw:fill-color="#ffffff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333333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solid" draw:fill-color="#cccccc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Nimbus Sans L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 draw:fill-color="#333333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indent="0cm"/>
      <style:text-properties fo:font-size="11pt" fo:font-style="italic" style:font-size-asian="11pt" style:font-style-asian="italic" style:font-size-complex="11pt" style:font-style-complex="italic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size="11pt" fo:font-style="italic" fo:text-shadow="none" style:text-underline-style="none" fo:font-weight="bold" style:letter-kerning="true" style:font-name-asian="Droid Sans Fallback" style:font-size-asian="11pt" style:font-style-asian="italic" style:font-weight-asian="bold" style:font-name-complex="Droid Sans Devanagari" style:font-size-complex="11pt" style:font-style-complex="italic" style:font-weight-complex="bold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size="11pt" fo:font-style="italic" style:font-size-asian="11pt" style:font-style-asian="italic" style:font-size-complex="11pt" style:font-style-complex="italic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size="11pt" fo:font-style="italic" fo:text-shadow="none" style:text-underline-style="none" fo:font-weight="bold" style:letter-kerning="true" style:font-name-asian="Droid Sans Fallback" style:font-size-asian="11pt" style:font-style-asian="italic" style:font-weight-asian="bold" style:font-name-complex="Droid Sans Devanagari" style:font-size-complex="11pt" style:font-style-complex="italic" style:font-weight-complex="bold" style:text-emphasize="none" style:font-relief="none" style:text-overline-style="none" style:text-overline-color="font-colo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000000"/>
      <style:paragraph-properties fo:text-align="center"/>
    </style:style>
    <style:style style:name="T1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Nimbus Sans L" fo:font-size="11pt" fo:font-style="italic" fo:text-shadow="none" style:text-underline-style="none" fo:font-weight="bold" style:letter-kerning="true" style:font-name-asian="Droid Sans Fallback" style:font-size-asian="11pt" style:font-style-asian="italic" style:font-weight-asian="bold" style:font-name-complex="Droid Sans Devanagari" style:font-size-complex="11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827cm" svg:height="12.24cm" svg:x="0.575cm" svg:y="3.4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67.0504297065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872cm" svg:height="1.02cm" svg:x="0.5cm" svg:y="14.738cm">
          <draw:text-box>
            <text:p text:style-name="P2"><text:span text:style-name="T1">linkage_pipeline.sh</text:span></text:p>
          </draw:text-box>
        </draw:frame>
        <draw:custom-shape draw:style-name="gr3" draw:text-style-name="P5" draw:layer="layout" svg:width="3.45cm" svg:height="0.887cm" svg:x="1.5cm" svg:y="1.76cm">
          <text:p text:style-name="P4"><text:span text:style-name="T2">snpbutch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542.58373205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7" draw:id="id7" draw:layer="layout" svg:width="2.764cm" svg:height="0.884cm" svg:x="1.726cm" svg:y="4.677cm">
          <text:p text:style-name="P4"><text:span text:style-name="T2">scre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542.58373205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8" draw:id="id8" draw:layer="layout" svg:width="2.764cm" svg:height="1.381cm" svg:x="1.726cm" svg:y="8.785cm">
          <text:p text:style-name="P4"><text:span text:style-name="T2">preliminary</text:span></text:p>
          <text:p text:style-name="P4"><text:span text:style-name="T2">che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9" draw:id="id9" draw:layer="layout" svg:width="2.764cm" svg:height="1.38cm" svg:x="1.726cm" svg:y="12.47cm">
          <text:p text:style-name="P4"><text:span text:style-name="T2">user</text:span></text:p>
          <text:p text:style-name="P4"><text:span text:style-name="T2">promp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20.839cm" svg:height="11.514cm" svg:x="5.987cm" svg:y="3.7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90.3741552661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3.912cm" svg:height="10.441cm" svg:x="6.45cm" svg:y="3.8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65.787567019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xml:id="id1" draw:id="id1" draw:layer="layout" svg:width="2.751cm" svg:height="1.516cm" svg:x="6.927cm" svg:y="4.965cm">
          <text:p text:style-name="P4"><text:span text:style-name="T2">make</text:span></text:p>
          <text:p text:style-name="P4"><text:span text:style-name="T2">pedigre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599.077125906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2" draw:id="id2" draw:layer="layout" svg:width="2.751cm" svg:height="1.684cm" svg:x="6.92cm" svg:y="8.251cm">
          <text:p text:style-name="P4"><text:span text:style-name="T2">check</text:span></text:p>
          <text:p text:style-name="P4"><text:span text:style-name="T2">gend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016.39344262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xml:id="id3" draw:id="id3" draw:layer="layout" svg:width="2.739cm" svg:height="0.842cm" svg:x="6.932cm" svg:y="12.627cm">
          <text:p text:style-name="P4"><text:span text:style-name="T2">GR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542.58373205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8.302cm" svg:y1="6.481cm" svg:x2="8.295cm" svg:y2="8.251cm" draw:start-shape="id1" draw:end-shape="id2" draw:end-glue-point="0" svg:d="M8302 6481l-7 1770" svg:viewBox="0 0 8 1771">
          <text:p/>
        </draw:connector>
        <draw:connector draw:style-name="gr12" draw:text-style-name="P8" draw:layer="layout" draw:type="line" svg:x1="8.295cm" svg:y1="9.935cm" svg:x2="8.301cm" svg:y2="12.627cm" draw:start-shape="id2" draw:end-shape="id3" draw:end-glue-point="0" svg:d="M8295 9935l6 2692" svg:viewBox="0 0 7 2693">
          <text:p/>
        </draw:connector>
        <draw:frame draw:style-name="gr13" draw:text-style-name="P10" draw:layer="layout" svg:width="4.164cm" svg:height="1.267cm" svg:x="6.428cm" svg:y="3.798cm">
          <draw:text-box>
            <text:p text:style-name="P9"><text:span text:style-name="T3">auto_stage1.sh</text:span></text:p>
          </draw:text-box>
        </draw:frame>
        <draw:custom-shape draw:style-name="gr14" draw:text-style-name="P7" draw:layer="layout" svg:width="3.931cm" svg:height="10.529cm" svg:x="11.728cm" svg:y="3.8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65.787567019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xml:id="id4" draw:id="id4" draw:layer="layout" svg:width="2.879cm" svg:height="1.169cm" svg:x="12.204cm" svg:y="4.967cm">
          <text:p text:style-name="P4"><text:span text:style-name="T2">pedigree</text:span></text:p>
          <text:p text:style-name="P4"><text:span text:style-name="T2">che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96.062992125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xml:id="id5" draw:id="id5" draw:layer="layout" svg:width="2.879cm" svg:height="0.959cm" svg:x="12.204cm" svg:y="7.167cm">
          <text:p text:style-name="P4"><text:span text:style-name="T2">merl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018.705035971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xml:id="id6" draw:id="id6" draw:layer="layout" svg:width="2.872cm" svg:height="1.381cm" svg:x="12.211cm" svg:y="11.584cm">
          <text:p text:style-name="P4"><text:span text:style-name="T2">unlikely</text:span></text:p>
          <text:p text:style-name="P4"><text:span text:style-name="T2">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442.298084929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13.643cm" svg:y1="6.136cm" svg:x2="13.643cm" svg:y2="7.167cm" draw:start-shape="id4" draw:end-shape="id5" draw:end-glue-point="0" svg:d="M13643 6136v1031" svg:viewBox="0 0 1 1032">
          <text:p/>
        </draw:connector>
        <draw:connector draw:style-name="gr12" draw:text-style-name="P8" draw:layer="layout" draw:type="line" svg:x1="13.643cm" svg:y1="8.126cm" svg:x2="13.647cm" svg:y2="11.584cm" draw:start-shape="id5" draw:end-shape="id6" draw:end-glue-point="0" svg:d="M13643 8126l4 3458" svg:viewBox="0 0 5 3459">
          <text:p/>
        </draw:connector>
        <draw:frame draw:style-name="gr18" draw:text-style-name="P10" draw:layer="layout" svg:width="4.182cm" svg:height="1.267cm" svg:x="11.707cm" svg:y="3.799cm">
          <draw:text-box>
            <text:p text:style-name="P9"><text:span text:style-name="T3">auto_stage2.sh</text:span></text:p>
          </draw:text-box>
        </draw:frame>
        <draw:custom-shape draw:style-name="gr19" draw:text-style-name="P7" draw:layer="layout" svg:width="3.908cm" svg:height="3.842cm" svg:x="17.046cm" svg:y="3.9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65.787567019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2.948cm" svg:height="2.45cm" svg:x="17.43cm" svg:y="4.95cm">
          <text:p text:style-name="P4"><text:span text:style-name="T2">make</text:span></text:p>
          <text:p text:style-name="P4"><text:span text:style-name="T2">linkage</text:span></text:p>
          <text:p text:style-name="P4"><text:span text:style-name="T2">input</text:span></text:p>
          <text:p text:style-name="P4"><text:span text:style-name="T2">fi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867.48320821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0" draw:layer="layout" svg:width="4.045cm" svg:height="1.267cm" svg:x="17.139cm" svg:y="3.8cm">
          <draw:text-box>
            <text:p text:style-name="P9"><text:span text:style-name="T3">auto_stage3.sh</text:span></text:p>
          </draw:text-box>
        </draw:frame>
        <draw:custom-shape draw:style-name="gr22" draw:text-style-name="P5" xml:id="id14" draw:id="id14" draw:layer="layout" svg:width="3.119cm" svg:height="0.886cm" svg:x="22.906cm" svg:y="16.614cm">
          <text:p text:style-name="P4"><text:span text:style-name="T2">collect.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542.58373205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8" draw:layer="layout" draw:type="line" svg:x1="3.108cm" svg:y1="5.561cm" svg:x2="3.108cm" svg:y2="8.785cm" draw:start-shape="id7" draw:start-glue-point="2" draw:end-shape="id8" draw:end-glue-point="0" svg:d="M3108 5561v3224" svg:viewBox="0 0 1 3225">
          <text:p/>
        </draw:connector>
        <draw:connector draw:style-name="gr23" draw:text-style-name="P8" draw:layer="layout" draw:type="line" svg:x1="3.108cm" svg:y1="10.166cm" svg:x2="3.108cm" svg:y2="12.47cm" draw:start-shape="id8" draw:start-glue-point="2" draw:end-shape="id9" draw:end-glue-point="0" svg:d="M3108 10166v2304" svg:viewBox="0 0 1 2305">
          <text:p/>
        </draw:connector>
        <draw:custom-shape draw:style-name="gr24" draw:text-style-name="P7" draw:layer="layout" svg:width="3.909cm" svg:height="10.541cm" svg:x="22.457cm" svg:y="3.9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65.787567019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xml:id="id10" draw:id="id10" draw:layer="layout" svg:width="2.831cm" svg:height="1.335cm" svg:x="23.037cm" svg:y="5.981cm">
          <text:p text:style-name="P4"><text:span text:style-name="T2">estimate</text:span></text:p>
          <text:p text:style-name="P4"><text:span text:style-name="T2">L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432.558139534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" xml:id="id11" draw:id="id11" draw:layer="layout" svg:width="2.831cm" svg:height="1.256cm" svg:x="23.03cm" svg:y="9.121cm">
          <text:p text:style-name="P4"><text:span text:style-name="T2">perform</text:span></text:p>
          <text:p text:style-name="P4"><text:span text:style-name="T2">lin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914.285714285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12" draw:id="id12" draw:layer="layout" svg:width="2.832cm" svg:height="1.101cm" svg:x="23.039cm" svg:y="12.634cm">
          <text:p text:style-name="P4"><text:span text:style-name="T2">generate</text:span></text:p>
          <text:p text:style-name="P4"><text:span text:style-name="T2">plo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793.730407523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4.452cm" svg:y1="7.316cm" svg:x2="24.445cm" svg:y2="9.121cm" draw:start-shape="id10" draw:end-shape="id11" draw:end-glue-point="0" svg:d="M24452 7316l-7 1805" svg:viewBox="0 0 8 1806">
          <text:p/>
        </draw:connector>
        <draw:connector draw:style-name="gr12" draw:text-style-name="P8" draw:layer="layout" draw:type="line" svg:x1="24.445cm" svg:y1="10.377cm" svg:x2="24.455cm" svg:y2="12.634cm" draw:start-shape="id11" draw:end-shape="id12" draw:end-glue-point="0" svg:d="M24445 10377l10 2257" svg:viewBox="0 0 11 2258">
          <text:p/>
        </draw:connector>
        <draw:frame draw:style-name="gr28" draw:text-style-name="P12" draw:layer="layout" svg:width="3.915cm" svg:height="3.021cm" svg:x="22.681cm" svg:y="3.917cm">
          <draw:text-box>
            <text:p text:style-name="P11"><text:span text:style-name="T3">Allegro /</text:span></text:p>
            <text:p text:style-name="P11"><text:span text:style-name="T3">Genehunter /</text:span></text:p>
            <text:p text:style-name="P11"><text:span text:style-name="T3">Simwalk</text:span></text:p>
          </draw:text-box>
        </draw:frame>
        <draw:line draw:style-name="gr29" draw:text-style-name="P13" draw:layer="layout" svg:x1="10.362cm" svg:y1="5.099cm" svg:x2="11.744cm" svg:y2="5.099cm">
          <text:p/>
        </draw:line>
        <draw:line draw:style-name="gr29" draw:text-style-name="P13" draw:layer="layout" svg:x1="15.716cm" svg:y1="5.099cm" svg:x2="17.098cm" svg:y2="5.099cm">
          <text:p/>
        </draw:line>
        <draw:line draw:style-name="gr29" draw:text-style-name="P13" draw:layer="layout" svg:x1="21.07cm" svg:y1="5.099cm" svg:x2="22.452cm" svg:y2="5.099cm">
          <text:p/>
        </draw:line>
        <draw:line draw:style-name="gr29" draw:text-style-name="P13" xml:id="id13" draw:id="id13" draw:layer="layout" svg:x1="5.296cm" svg:y1="6.251cm" svg:x2="6.419cm" svg:y2="6.251cm">
          <text:p/>
        </draw:line>
        <draw:connector draw:style-name="gr30" draw:text-style-name="P14" draw:layer="layout" svg:x1="3.108cm" svg:y1="13.85cm" svg:x2="5.296cm" svg:y2="6.251cm" draw:start-shape="id9" draw:start-glue-point="2" draw:end-shape="id13" draw:end-glue-point="3" svg:d="M3108 13850v502h2188v-8101" svg:viewBox="0 0 2189 8102">
          <text:p/>
        </draw:connector>
        <draw:frame draw:style-name="gr31" draw:text-style-name="P3" draw:layer="layout" svg:width="5.872cm" svg:height="1.021cm" svg:x="6.027cm" svg:y="14.277cm">
          <draw:text-box>
            <text:p text:style-name="P2"><text:span text:style-name="T1">simple_run.sh</text:span></text:p>
          </draw:text-box>
        </draw:frame>
        <draw:connector draw:style-name="gr23" draw:text-style-name="P8" draw:layer="layout" draw:type="line" svg:x1="3.11cm" svg:y1="2.647cm" svg:x2="3.108cm" svg:y2="4.612cm" svg:d="M3110 2647l-2 1965" svg:viewBox="0 0 3 1966">
          <text:p/>
        </draw:connector>
        <draw:connector draw:style-name="gr29" draw:text-style-name="P13" draw:layer="layout" draw:type="line" svg:x1="24.455cm" svg:y1="13.735cm" svg:x2="24.465cm" svg:y2="16.614cm" draw:start-shape="id12" draw:start-glue-point="2" draw:end-shape="id14" draw:end-glue-point="0" svg:d="M24455 13735l10 2879" svg:viewBox="0 0 11 288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5T18:09:04.833183807</meta:creation-date>
    <meta:editing-duration>PT56M23S</meta:editing-duration>
    <meta:editing-cycles>21</meta:editing-cycles>
    <meta:generator>LibreOffice/5.1.3.2$Linux_X86_64 LibreOffice_project/10m0$Build-2</meta:generator>
    <dc:date>2016-07-28T12:18:00.937236567</dc:date>
    <meta:document-statistic meta:object-count="42"/>
  </office:meta>
</office:document-meta>
</file>